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3">
      <style:paragraph-properties fo:margin-left="-0.533cm" fo:margin-right="0.009cm" fo:margin-top="0cm" fo:margin-bottom="0cm" style:contextual-spacing="false" fo:line-height="100%" fo:orphans="0" fo:widows="0" fo:text-indent="0cm" style:auto-text-indent="false" fo:break-before="auto" fo:break-after="auto"/>
    </style:style>
    <style:style style:name="P2" style:family="paragraph" style:parent-style-name="Standard">
      <style:paragraph-properties fo:margin-left="0cm" fo:margin-right="-0.99cm" fo:margin-top="0.353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" style:family="paragraph" style:parent-style-name="Heading_20_4" style:master-page-name="Standard">
      <style:paragraph-properties fo:margin-left="-0.533cm" fo:margin-right="3.124cm" fo:margin-top="0cm" fo:margin-bottom="0cm" style:contextual-spacing="false" fo:line-height="100%" fo:orphans="0" fo:widows="0" fo:text-indent="0cm" style:auto-text-indent="false" style:page-number="1" fo:break-before="auto" fo:break-after="auto"/>
    </style:style>
    <style:style style:name="P4" style:family="paragraph" style:parent-style-name="Standard" style:list-style-name="WWNum1">
      <style:paragraph-properties fo:margin-left="1.27cm" fo:margin-right="-0.99cm" fo:margin-top="0.353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</style:style>
    <style:style style:name="P5" style:family="paragraph" style:parent-style-name="Standard" style:list-style-name="WWNum1">
      <style:paragraph-properties fo:margin-left="1.27cm" fo:margin-right="-0.99cm" fo:margin-top="0.353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P6" style:family="paragraph" style:parent-style-name="Standard" style:list-style-name="WWNum1">
      <style:paragraph-properties fo:margin-left="1.27cm" fo:margin-right="-0.99cm" fo:margin-top="0.353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fo:background-color="#ffaa95" style:font-name-asian="Arial1" style:font-style-asian="normal" style:font-weight-asian="normal" style:font-name-complex="Arial1"/>
    </style:style>
    <style:style style:name="P7" style:family="paragraph" style:parent-style-name="Standard" style:list-style-name="WWNum1">
      <style:paragraph-properties fo:margin-left="2.54cm" fo:margin-right="-0.99cm" fo:margin-top="0.353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fo:background-color="#ffaa95" style:font-name-asian="Arial1" style:font-style-asian="normal" style:font-weight-asian="normal" style:font-name-complex="Arial1"/>
    </style:style>
    <style:style style:name="P8" style:family="paragraph" style:parent-style-name="Standard" style:list-style-name="WWNum1">
      <style:paragraph-properties fo:margin-left="1.27cm" fo:margin-right="-0.99cm" fo:margin-top="0.353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fo:background-color="transparent" style:font-name-asian="Arial1" style:font-style-asian="normal" style:font-weight-asian="normal" style:font-name-complex="Arial1"/>
    </style:style>
    <style:style style:name="P9" style:family="paragraph" style:parent-style-name="Standard" style:list-style-name="WWNum1">
      <style:paragraph-properties fo:margin-left="2.54cm" fo:margin-right="-0.99cm" fo:margin-top="0.353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fo:background-color="transparent" style:font-name-asian="Arial1" style:font-style-asian="normal" style:font-weight-asian="normal" style:font-name-complex="Arial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style:font-name-asian="Arial1" style:font-style-asian="normal" style:font-weight-asian="normal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snzbcm85mkub"/>Trabajo Práctico N° 4: Arreglos</text:p>
      <text:list xml:id="list2604439678" text:style-name="WWNum1">
        <text:list-item>
          <text:p text:style-name="P4"><text:span text:style-name="T1">Hacer una función que reciba como parámetro un arreglo de números enteros y permita que el usuario ingrese valores al mismo por teclado. La función debe retornar la cantidad de elementos cargados en el arreglo (</text:span>o pueden utilizar como puntero válidos)<text:span text:style-name="T1">. </text:span></text:p>
        </text:list-item>
        <text:list-item>
          <text:p text:style-name="P5">Hacer una función que reciba como parámetro un arreglo y la cantidad de elementos (válidos) cargados en él y los muestre por pantalla. </text:p>
        </text:list-item>
        <text:list-item>
          <text:p text:style-name="P5">Hacer una función que reciba como parámetro un arreglo y la cantidad de elementos (válidos) cargados en él y calcule la suma de sus elementos. </text:p>
        </text:list-item>
        <text:list-item>
          <text:p text:style-name="P5">Hacer una función que reciba como parámetro un arreglo, la cantidad de elementos (válidos) cargados en él y una Pila. La función debe copiar los elementos del arreglo en la pila. </text:p>
        </text:list-item>
        <text:list-item>
          <text:p text:style-name="P4"><text:span text:style-name="T1">Realizar una función que sume los elementos de un arreglo de números reales (float) de dimensión 100. </text:span>(se recomienda hacer una función para cargar y otra para mostrar para este tipo de dato asociado al arreglo)</text:p>
        </text:list-item>
        <text:list-item>
          <text:p text:style-name="P5">Realizar una función que indique si un elemento dado se encuentra en un arreglo de caracteres. </text:p>
        </text:list-item>
        <text:list-item>
          <text:p text:style-name="P5">Realizar una función que inserte un carácter en un arreglo ordenado alfabéticamente, conservando el orden. </text:p>
        </text:list-item>
        <text:list-item>
          <text:p text:style-name="P5">Realizar una función que obtenga el máximo carácter de un arreglo dado. </text:p>
        </text:list-item>
        <text:list-item>
          <text:p text:style-name="P5">Realizar una función que determine si un arreglo es capicúa. </text:p>
        </text:list-item>
        <text:list-item>
          <text:p text:style-name="P4"><text:span text:style-name="T1">Realizar una función que invierta los elementos de un arreglo. <text:s/>(sin utilizar un arreglo auxili</text:span>ar)</text:p>
        </text:list-item>
        <text:list-item>
          <text:p text:style-name="P8">Ordenar un arreglo según los siguientes métodos: </text:p>
          <text:list>
            <text:list-item>
              <text:p text:style-name="P9">Selección </text:p>
            </text:list-item>
            <text:list-item>
              <text:p text:style-name="P7">Inserción</text:p>
            </text:list-item>
          </text:list>
        </text:list-item>
        <text:list-item>
          <text:p text:style-name="P6">Dados dos arreglos ordenados alfabéticamente, crear un tercer arreglo con los elementos de los dos primeros intercalados, de manera que quede un arreglo también ordenado alfabéticamente. </text:p>
        </text:list-item>
        <text:list-item>
          <text:p text:style-name="P4">(ejercicio extra Com 8) Dado un el vector {1,5,6,7,8} escribir un programa que genere otro vector con la suma del contenido de todo los elementos anteriores al índice actual: {1,6,12,19,27}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style:text-underline-style="none" fo:font-weight="normal"/>
    </style:style>
    <style:style style:name="ListLabel_20_2" style:display-name="ListLabel 2" style:family="text">
      <style:text-properties style:font-name="Arial" fo:font-family="Arial" style:font-family-generic="roman" style:font-pitch="variable" style:text-underline-style="none" fo:font-weight="normal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left="-0.533cm" fo:margin-right="0.009cm" fo:margin-top="0cm" fo:margin-bottom="0cm" style:contextual-spacing="false" fo:line-height="100%" fo:orphans="0" fo:widows="0" fo:text-indent="0cm" style:auto-text-indent="false" fo:break-before="auto" fo:break-after="auto"/>
    </style:style>
    <style:page-layout style:name="Mpm1">
      <style:page-layout-properties fo:page-width="21.59cm" fo:page-height="27.94cm" style:num-format="1" style:print-orientation="portrait" fo:margin-top="0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nl1w7cqu33td"/>UTN – FR Mar del Plata - Técnico Universitario en Programación</text:p>
        <text:p text:style-name="MP1"><text:bookmark text:name="_f4cady469njy"/>Programación I y Laboratorio 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3.2$Windows_X86_64 LibreOffice_project/d166454616c1632304285822f9c83ce2e660fd92</meta:generator>
    <dc:date>2022-05-09T16:25:34.483000000</dc:date>
    <meta:editing-duration>PT2H43M6S</meta:editing-duration>
    <meta:editing-cycles>2</meta:editing-cycles>
    <meta:document-statistic meta:table-count="0" meta:image-count="0" meta:object-count="0" meta:page-count="1" meta:paragraph-count="18" meta:word-count="324" meta:character-count="1954" meta:non-whitespace-character-count="1650"/>
  </office:meta>
</office:document-meta>
</file>